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99.81pt"/>
    </style:style>
    <style:style style:name="co3" style:family="table-column">
      <style:table-column-properties fo:break-before="auto" style:column-width="234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6→ # a ( a H ) ; N .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7→ V K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7→ 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8→ v a H : D' ; 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9→ , a H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9→ ε</text:p>
          </table:table-cell>
          <table:table-cell office:value-type="string" calcext:value-type="string">
            <text:p>44 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0→ i J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0→ r J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0→ b J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0→ c J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61→ y [ n 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1→ ε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62→ a H : D' ; 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62→ 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63→ 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63→ L</text:p>
          </table:table-cell>
          <table:table-cell office:value-type="string" calcext:value-type="string">
            <text:p>29 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63→ W</text:p>
          </table:table-cell>
          <table:table-cell office:value-type="string" calcext:value-type="string">
            <text:p>31 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63→ 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63→ B</text:p>
          </table:table-cell>
          <table:table-cell office:value-type="string" calcext:value-type="string">
            <text:p>9 19 14 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4→ a = 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65→ l ( a H )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65→ t ( a H )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66→ w ( U )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6→ m X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67→ a 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7→ " Y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68→ , U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8→ ε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69→ ε</text:p>
          </table:table-cell>
          <table:table-cell office:value-type="string" calcext:value-type="string">
            <text:p>48 6 17 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69→ ( U )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70→ e S P 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71→ ; S P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71→ ε</text:p>
          </table:table-cell>
          <table:table-cell office:value-type="string" calcext:value-type="string">
            <text:p>17 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72→ 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72→ 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72→ Q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72→ 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73→ s C h S 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74→ ε</text:p>
          </table:table-cell>
          <table:table-cell office:value-type="string" calcext:value-type="string">
            <text:p>48 6 17 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74→ o 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75→ @ S P k 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76→ q C z 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77→ p A Z E z 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78→ j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78→ 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79→ T E'</text:p>
          </table:table-cell>
          <table:table-cell office:value-type="string" calcext:value-type="string">
            <text:p>43 20 11 51 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80→ + T E'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80→ - T E'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80→ | T E'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80→ ε</text:p>
          </table:table-cell>
          <table:table-cell office:value-type="string" calcext:value-type="string">
            <text:p>37 38 39 40 41 42 44 4 15 16 5 48 6 17 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81→ F T'</text:p>
          </table:table-cell>
          <table:table-cell office:value-type="string" calcext:value-type="string">
            <text:p>43 20 11 51 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82→ * F T'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82→ / F T'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82→ \ F T'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82→ % F T'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2→ &amp; F T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82→ ε</text:p>
          </table:table-cell>
          <table:table-cell office:value-type="string" calcext:value-type="string">
            <text:p>33 34 12 37 38 39 40 41 42 44 4 15 16 5 48 6 17 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83→ ( E )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83→ 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83→ ! 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83→ n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83→ x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84→ E R' E</text:p>
          </table:table-cell>
          <table:table-cell office:value-type="string" calcext:value-type="string">
            <text:p>43 20 11 51 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85→ &lt;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85→ _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85→ ¿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85→ ?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85→ &gt;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85→ $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number-rows-repeated="104850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7T20:12:52.297473685</dc:date>
    <meta:editing-duration>PT39S</meta:editing-duration>
    <meta:editing-cycles>1</meta:editing-cycles>
    <meta:document-statistic meta:table-count="1" meta:cell-count="207" meta:object-count="0"/>
    <meta:generator>LibreOffice/5.1.4.2$Linux_X86_64 LibreOffice_project/10m0$Build-2</meta:generator>
  </office:meta>
</office:document-meta>
</file>